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0" style:family="paragraph" style:parent-style-name="Preformatted_20_Text">
      <style:paragraph-properties style:writing-mode="lr-tb"/>
    </style:style>
    <style:style style:name="P21" style:family="paragraph" style:parent-style-name="Preformatted_20_Text">
      <style:paragraph-properties fo:margin-top="0in" fo:margin-bottom="0.1965in" style:contextual-spacing="false" style:writing-mode="lr-tb"/>
    </style:style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. Modèle de domaine — Projet Arbre32</text:h>
      <text:h text:style-name="Heading_20_2" text:outline-level="2">2.1 Objectif du modèle de domaine</text:h>
      <text:p text:style-name="Text_20_body">Le <text:span text:style-name="Strong_20_Emphasis">modèle de domaine</text:span> décrit les <text:span text:style-name="Strong_20_Emphasis">concepts métier fondamentaux</text:span> d’Arbre32, <text:span text:style-name="Strong_20_Emphasis">indépendamment de toute technologie</text:span> (Spring, REST, WebSocket, base de données, etc.).</text:p>
      <text:p text:style-name="Text_20_body">👉 Il répond à la question :</text:p>
      <text:p text:style-name="Quotations"><text:span text:style-name="Emphasis">« De quoi parle le métier ? »</text:span><text:line-break/>et non<text:line-break/><text:span text:style-name="Emphasis">« Comment c’est codé ? »</text:span></text:p>
      <text:p text:style-name="Text_20_body">Ce modèle servira ensuite de base :</text:p>
      <text:list text:style-name="L1">
        <text:list-item>
          <text:p text:style-name="P1">au <text:span text:style-name="Strong_20_Emphasis">diagramme de classes</text:span></text:p>
        </text:list-item>
        <text:list-item>
          <text:p text:style-name="P1">aux <text:span text:style-name="Strong_20_Emphasis">diagrammes de séquence</text:span></text:p>
        </text:list-item>
        <text:list-item>
          <text:p text:style-name="P1">à la <text:span text:style-name="Strong_20_Emphasis">logique métier</text:span></text:p>
        </text:list-item>
        <text:list-item>
          <text:p text:style-name="P1">aux <text:span text:style-name="Strong_20_Emphasis">choix de patrons de conception</text:span></text:p>
        </text:list-item>
      </text:list>
      <text:h text:style-name="Heading_20_2" text:outline-level="2">2.2 Concepts métier identifiés</text:h>
      <text:h text:style-name="Heading_20_3" text:outline-level="3">2.2.1 User</text:h>
      <text:p text:style-name="Text_20_body">Représente une personne utilisant le système.</text:p>
      <text:p text:style-name="Text_20_body"><text:span text:style-name="Strong_20_Emphasis">Responsabilité métier :</text:span></text:p>
      <text:list text:style-name="L2">
        <text:list-item>
          <text:p text:style-name="P2">Posséder une identité</text:p>
        </text:list-item>
        <text:list-item>
          <text:p text:style-name="P2">Être authentifié</text:p>
        </text:list-item>
        <text:list-item>
          <text:p text:style-name="P2">Avoir un rôle</text:p>
        </text:list-item>
      </text:list>
      <text:p text:style-name="Text_20_body"><text:span text:style-name="Strong_20_Emphasis">Attributs principaux :</text:span></text:p>
      <text:list text:style-name="L3">
        <text:list-item>
          <text:p text:style-name="P3">id</text:p>
        </text:list-item>
        <text:list-item>
          <text:p text:style-name="P3">email</text:p>
        </text:list-item>
        <text:list-item>
          <text:p text:style-name="P3">handle (pseudo)</text:p>
        </text:list-item>
        <text:list-item>
          <text:p text:style-name="P3">role (USER / ADMIN)</text:p>
        </text:list-item>
      </text:list>
      <text:p text:style-name="Text_20_body">👉 Un <text:span text:style-name="Strong_20_Emphasis">User</text:span> peut participer à plusieurs parties.</text:p>
      <text:h text:style-name="Heading_20_3" text:outline-level="3">2.2.2 Game</text:h>
      <text:p text:style-name="Text_20_body">Représente une <text:span text:style-name="Strong_20_Emphasis">partie de jeu Arbre32</text:span>.</text:p>
      <text:p text:style-name="Text_20_body"><text:span text:style-name="Strong_20_Emphasis">Responsabilité métier :</text:span></text:p>
      <text:list text:style-name="L4">
        <text:list-item>
          <text:p text:style-name="P4">Encapsuler l’état global d’une partie</text:p>
        </text:list-item>
        <text:list-item>
          <text:p text:style-name="P4"><text:soft-page-break/>Gérer son cycle de vie (créée, en cours, terminée)</text:p>
        </text:list-item>
      </text:list>
      <text:p text:style-name="Text_20_body"><text:span text:style-name="Strong_20_Emphasis">Attributs principaux :</text:span></text:p>
      <text:list text:style-name="L5">
        <text:list-item>
          <text:p text:style-name="P5">id</text:p>
        </text:list-item>
        <text:list-item>
          <text:p text:style-name="P5">status (CREATED, RUNNING, FINISHED)</text:p>
        </text:list-item>
        <text:list-item>
          <text:p text:style-name="P5">createdAt</text:p>
        </text:list-item>
      </text:list>
      <text:p text:style-name="Text_20_body">👉 Une <text:span text:style-name="Strong_20_Emphasis">Game</text:span> est jouée par plusieurs joueurs et possède un état.</text:p>
      <text:h text:style-name="Heading_20_3" text:outline-level="3">2.2.3 Player</text:h>
      <text:p text:style-name="Text_20_body">Représente la <text:span text:style-name="Strong_20_Emphasis">participation d’un User à une Game</text:span>.</text:p>
      <text:p text:style-name="Text_20_body">⚠️ Très important conceptuellement :<text:line-break/><text:span text:style-name="Strong_20_Emphasis">Player ≠ User</text:span></text:p>
      <text:p text:style-name="Text_20_body"><text:span text:style-name="Strong_20_Emphasis">Responsabilité métier :</text:span></text:p>
      <text:list text:style-name="L6">
        <text:list-item>
          <text:p text:style-name="P6">Porter le rôle du joueur <text:span text:style-name="Emphasis">dans une partie donnée</text:span></text:p>
        </text:list-item>
        <text:list-item>
          <text:p text:style-name="P6">Maintenir le score et l’état individuel</text:p>
        </text:list-item>
      </text:list>
      <text:p text:style-name="Text_20_body"><text:span text:style-name="Strong_20_Emphasis">Attributs principaux :</text:span></text:p>
      <text:list text:style-name="L7">
        <text:list-item>
          <text:p text:style-name="P7">id</text:p>
        </text:list-item>
        <text:list-item>
          <text:p text:style-name="P7">score</text:p>
        </text:list-item>
        <text:list-item>
          <text:p text:style-name="P7">position / ordre de jeu</text:p>
        </text:list-item>
      </text:list>
      <text:p text:style-name="Text_20_body">👉 Un <text:span text:style-name="Strong_20_Emphasis">Player</text:span> est lié :</text:p>
      <text:list text:style-name="L8">
        <text:list-item>
          <text:p text:style-name="P8">à <text:span text:style-name="Strong_20_Emphasis">1 User</text:span></text:p>
        </text:list-item>
        <text:list-item>
          <text:p text:style-name="P8">à <text:span text:style-name="Strong_20_Emphasis">1 Game</text:span></text:p>
        </text:list-item>
      </text:list>
      <text:h text:style-name="Heading_20_3" text:outline-level="3">2.2.4 Card</text:h>
      <text:p text:style-name="Text_20_body">Représente une carte du jeu de 32 cartes.</text:p>
      <text:p text:style-name="Text_20_body"><text:span text:style-name="Strong_20_Emphasis">Responsabilité métier :</text:span></text:p>
      <text:list text:style-name="L9">
        <text:list-item>
          <text:p text:style-name="P9">Porter une valeur</text:p>
        </text:list-item>
        <text:list-item>
          <text:p text:style-name="P9">Avoir un type ou un pouvoir selon les règles</text:p>
        </text:list-item>
      </text:list>
      <text:p text:style-name="Text_20_body"><text:span text:style-name="Strong_20_Emphasis">Attributs principaux :</text:span></text:p>
      <text:list text:style-name="L10">
        <text:list-item>
          <text:p text:style-name="P10">id</text:p>
        </text:list-item>
        <text:list-item>
          <text:p text:style-name="P10">symbol (♠, ♥, ♦, ♣)</text:p>
        </text:list-item>
        <text:list-item>
          <text:p text:style-name="P10">value (7, 8, 9, 10, V, D, R, A)</text:p>
        </text:list-item>
        <text:list-item>
          <text:p text:style-name="P10">effect (optionnel selon règles)</text:p>
        </text:list-item>
      </text:list>
      <text:h text:style-name="Heading_20_3" text:outline-level="3"><text:soft-page-break/>2.2.5 Deck</text:h>
      <text:p text:style-name="Text_20_body">Représente l’ensemble des cartes disponibles dans une partie.</text:p>
      <text:p text:style-name="Text_20_body"><text:span text:style-name="Strong_20_Emphasis">Responsabilité métier :</text:span></text:p>
      <text:list text:style-name="L11">
        <text:list-item>
          <text:p text:style-name="P11">Contenir les cartes</text:p>
        </text:list-item>
        <text:list-item>
          <text:p text:style-name="P11">Fournir des cartes selon les règles</text:p>
        </text:list-item>
      </text:list>
      <text:p text:style-name="Text_20_body"><text:span text:style-name="Strong_20_Emphasis">Attributs principaux :</text:span></text:p>
      <text:list text:style-name="L12">
        <text:list-item>
          <text:p text:style-name="P12">cards (collection de Card)</text:p>
        </text:list-item>
      </text:list>
      <text:p text:style-name="Text_20_body">👉 Un <text:span text:style-name="Strong_20_Emphasis">Deck</text:span> appartient à une <text:span text:style-name="Strong_20_Emphasis">Game</text:span>.</text:p>
      <text:h text:style-name="Heading_20_3" text:outline-level="3">2.2.6 Move (ou Action)</text:h>
      <text:p text:style-name="Text_20_body">Représente une <text:span text:style-name="Strong_20_Emphasis">action de jeu effectuée par un joueur</text:span>.</text:p>
      <text:p text:style-name="Text_20_body"><text:span text:style-name="Strong_20_Emphasis">Responsabilité métier :</text:span></text:p>
      <text:list text:style-name="L13">
        <text:list-item>
          <text:p text:style-name="P13">Décrire ce qu’un joueur a fait</text:p>
        </text:list-item>
        <text:list-item>
          <text:p text:style-name="P13">Permettre la traçabilité</text:p>
        </text:list-item>
      </text:list>
      <text:p text:style-name="Text_20_body"><text:span text:style-name="Strong_20_Emphasis">Attributs principaux :</text:span></text:p>
      <text:list text:style-name="L14">
        <text:list-item>
          <text:p text:style-name="P14">id</text:p>
        </text:list-item>
        <text:list-item>
          <text:p text:style-name="P14">timestamp</text:p>
        </text:list-item>
        <text:list-item>
          <text:p text:style-name="P14">actionType</text:p>
        </text:list-item>
        <text:list-item>
          <text:p text:style-name="P14">cardPlayed (optionnel)</text:p>
        </text:list-item>
      </text:list>
      <text:p text:style-name="Text_20_body">👉 Un <text:span text:style-name="Strong_20_Emphasis">Move</text:span> est :</text:p>
      <text:list text:style-name="L15">
        <text:list-item>
          <text:p text:style-name="P15">effectué par un <text:span text:style-name="Strong_20_Emphasis">Player</text:span></text:p>
        </text:list-item>
        <text:list-item>
          <text:p text:style-name="P15">associé à une <text:span text:style-name="Strong_20_Emphasis">Game</text:span></text:p>
        </text:list-item>
      </text:list>
      <text:h text:style-name="Heading_20_3" text:outline-level="3">2.2.7 GameState</text:h>
      <text:p text:style-name="Text_20_body">Représente l’<text:span text:style-name="Strong_20_Emphasis">état courant du jeu</text:span>.</text:p>
      <text:p text:style-name="Text_20_body"><text:span text:style-name="Strong_20_Emphasis">Responsabilité métier :</text:span></text:p>
      <text:list text:style-name="L16">
        <text:list-item>
          <text:p text:style-name="P16">Décrire la situation actuelle de la partie</text:p>
        </text:list-item>
        <text:list-item>
          <text:p text:style-name="P16">Garantir la cohérence</text:p>
        </text:list-item>
      </text:list>
      <text:p text:style-name="Text_20_body"><text:span text:style-name="Strong_20_Emphasis">Attributs principaux :</text:span></text:p>
      <text:list text:style-name="L17">
        <text:list-item>
          <text:p text:style-name="P17">currentTurn</text:p>
        </text:list-item>
        <text:list-item>
          <text:p text:style-name="P17">treeState (structure d’arbre)</text:p>
        </text:list-item>
        <text:list-item>
          <text:p text:style-name="P17">isFinished</text:p>
        </text:list-item>
      </text:list>
      <text:p text:style-name="Text_20_body">👉 Une <text:span text:style-name="Strong_20_Emphasis">Game</text:span> possède <text:span text:style-name="Strong_20_Emphasis">un seul GameState actif</text:span>.</text:p>
      <text:h text:style-name="Heading_20_2" text:outline-level="2"><text:soft-page-break/>2.3 Relations métier (expliquées en langage simple)</text:h>
      <text:list text:style-name="L18">
        <text:list-item>
          <text:p text:style-name="P18">Un <text:span text:style-name="Strong_20_Emphasis">User</text:span> peut participer à <text:span text:style-name="Strong_20_Emphasis">plusieurs Games</text:span></text:p>
        </text:list-item>
        <text:list-item>
          <text:p text:style-name="P18">Une <text:span text:style-name="Strong_20_Emphasis">Game</text:span> contient <text:span text:style-name="Strong_20_Emphasis">plusieurs Players</text:span></text:p>
        </text:list-item>
        <text:list-item>
          <text:p text:style-name="P18">Un <text:span text:style-name="Strong_20_Emphasis">Player</text:span> représente <text:span text:style-name="Strong_20_Emphasis">un User dans une Game</text:span></text:p>
        </text:list-item>
        <text:list-item>
          <text:p text:style-name="P18">Une <text:span text:style-name="Strong_20_Emphasis">Game</text:span> possède :</text:p>
          <text:list>
            <text:list-item>
              <text:p text:style-name="P18">un <text:span text:style-name="Strong_20_Emphasis">Deck</text:span></text:p>
            </text:list-item>
            <text:list-item>
              <text:p text:style-name="P18">un <text:span text:style-name="Strong_20_Emphasis">GameState</text:span></text:p>
            </text:list-item>
            <text:list-item>
              <text:p text:style-name="P18">plusieurs <text:span text:style-name="Strong_20_Emphasis">Moves</text:span></text:p>
            </text:list-item>
          </text:list>
        </text:list-item>
        <text:list-item>
          <text:p text:style-name="P18">Un <text:span text:style-name="Strong_20_Emphasis">Move</text:span> est effectué par <text:span text:style-name="Strong_20_Emphasis">un Player</text:span></text:p>
        </text:list-item>
        <text:list-item>
          <text:p text:style-name="P18">Un <text:span text:style-name="Strong_20_Emphasis">Player</text:span> peut jouer plusieurs <text:span text:style-name="Strong_20_Emphasis">Cards</text:span></text:p>
        </text:list-item>
      </text:list>
      <text:p text:style-name="Text_20_body">👉 Ces relations traduisent <text:span text:style-name="Strong_20_Emphasis">les règles du jeu</text:span>, pas la technique.</text:p>
      <text:h text:style-name="Heading_20_2" text:outline-level="2">2.4 Diagramme UML du modèle de domaine (PlantUML)</text:h>
      <text:p text:style-name="Text_20_body">Tu peux <text:span text:style-name="Strong_20_Emphasis">copier-coller tel quel</text:span> dans ton rapport ou ton outil PlantUML.</text:p>
      <text:p text:style-name="P19"><text:span text:style-name="Source_20_Text">@startuml</text:span></text:p>
      <text:p text:style-name="P20"><text:span text:style-name="Source_20_Text">title Modèle de domaine - Arbre32</text:span></text:p>
      <text:p text:style-name="P20"/>
      <text:p text:style-name="P20"><text:span text:style-name="Source_20_Text">class User {</text:span></text:p>
      <text:p text:style-name="P20"><text:span text:style-name="Source_20_Text"><text:s text:c="2"/>id</text:span></text:p>
      <text:p text:style-name="P20"><text:span text:style-name="Source_20_Text"><text:s text:c="2"/>email</text:span></text:p>
      <text:p text:style-name="P20"><text:span text:style-name="Source_20_Text"><text:s text:c="2"/>handle</text:span></text:p>
      <text:p text:style-name="P20"><text:span text:style-name="Source_20_Text"><text:s text:c="2"/>role</text:span></text:p>
      <text:p text:style-name="P20"><text:span text:style-name="Source_20_Text">}</text:span></text:p>
      <text:p text:style-name="P20"/>
      <text:p text:style-name="P20"><text:span text:style-name="Source_20_Text">class Game {</text:span></text:p>
      <text:p text:style-name="P20"><text:span text:style-name="Source_20_Text"><text:s text:c="2"/>id</text:span></text:p>
      <text:p text:style-name="P20"><text:span text:style-name="Source_20_Text"><text:s text:c="2"/>status</text:span></text:p>
      <text:p text:style-name="P20"><text:span text:style-name="Source_20_Text"><text:s text:c="2"/>createdAt</text:span></text:p>
      <text:p text:style-name="P20"><text:span text:style-name="Source_20_Text">}</text:span></text:p>
      <text:p text:style-name="P20"/>
      <text:p text:style-name="P20"><text:span text:style-name="Source_20_Text">class Player {</text:span></text:p>
      <text:p text:style-name="P20"><text:span text:style-name="Source_20_Text"><text:s text:c="2"/>id</text:span></text:p>
      <text:p text:style-name="P20"><text:span text:style-name="Source_20_Text"><text:s text:c="2"/>score</text:span></text:p>
      <text:p text:style-name="P20"><text:span text:style-name="Source_20_Text"><text:s text:c="2"/>position</text:span></text:p>
      <text:p text:style-name="P20"><text:span text:style-name="Source_20_Text">}</text:span></text:p>
      <text:p text:style-name="P20"/>
      <text:p text:style-name="P20"><text:span text:style-name="Source_20_Text">class Card {</text:span></text:p>
      <text:p text:style-name="P20"><text:span text:style-name="Source_20_Text"><text:s text:c="2"/>id</text:span></text:p>
      <text:p text:style-name="P20"><text:span text:style-name="Source_20_Text"><text:s text:c="2"/>symbol</text:span></text:p>
      <text:p text:style-name="P20"><text:span text:style-name="Source_20_Text"><text:s text:c="2"/>value</text:span></text:p>
      <text:p text:style-name="P20"><text:span text:style-name="Source_20_Text"><text:s text:c="2"/>effect</text:span></text:p>
      <text:p text:style-name="P20"><text:span text:style-name="Source_20_Text">}</text:span></text:p>
      <text:p text:style-name="P20"/>
      <text:p text:style-name="P20"><text:span text:style-name="Source_20_Text">class Deck {</text:span></text:p>
      <text:p text:style-name="P20"><text:span text:style-name="Source_20_Text">}</text:span></text:p>
      <text:p text:style-name="P20"/>
      <text:p text:style-name="P20"><text:span text:style-name="Source_20_Text">class Move {</text:span></text:p>
      <text:p text:style-name="P20"><text:span text:style-name="Source_20_Text"><text:s text:c="2"/>id</text:span></text:p>
      <text:p text:style-name="P20"><text:span text:style-name="Source_20_Text"><text:s text:c="2"/>timestamp</text:span></text:p>
      <text:p text:style-name="P20"><text:span text:style-name="Source_20_Text"><text:s text:c="2"/>actionType</text:span></text:p>
      <text:p text:style-name="P20"><text:soft-page-break/><text:span text:style-name="Source_20_Text">}</text:span></text:p>
      <text:p text:style-name="P20"/>
      <text:p text:style-name="P20"><text:span text:style-name="Source_20_Text">class GameState {</text:span></text:p>
      <text:p text:style-name="P20"><text:span text:style-name="Source_20_Text"><text:s text:c="2"/>currentTurn</text:span></text:p>
      <text:p text:style-name="P20"><text:span text:style-name="Source_20_Text"><text:s text:c="2"/>isFinished</text:span></text:p>
      <text:p text:style-name="P20"><text:span text:style-name="Source_20_Text">}</text:span></text:p>
      <text:p text:style-name="P20"/>
      <text:p text:style-name="P20"><text:span text:style-name="Source_20_Text">User "1" -- "0..*" Player</text:span></text:p>
      <text:p text:style-name="P20"><text:span text:style-name="Source_20_Text">Game "1" -- "1..*" Player</text:span></text:p>
      <text:p text:style-name="P20"><text:span text:style-name="Source_20_Text">Game "1" -- "1" Deck</text:span></text:p>
      <text:p text:style-name="P20"><text:span text:style-name="Source_20_Text">Deck "1" -- "32" Card</text:span></text:p>
      <text:p text:style-name="P20"><text:span text:style-name="Source_20_Text">Game "1" -- "1" GameState</text:span></text:p>
      <text:p text:style-name="P20"><text:span text:style-name="Source_20_Text">Game "1" -- "0..*" Move</text:span></text:p>
      <text:p text:style-name="P20"><text:span text:style-name="Source_20_Text">Player "1" -- "0..*" Move</text:span></text:p>
      <text:p text:style-name="P20"><text:span text:style-name="Source_20_Text">Move "0..1" -- "1" Card</text:span></text:p>
      <text:p text:style-name="P20"/>
      <text:p text:style-name="P21"><text:span text:style-name="Source_20_Text">@enduml</text:span></text:p>
      <text:h text:style-name="Heading_20_2" text:outline-level="2">2.5 Justification académique (important pour le prof)</text:h>
      <text:list text:style-name="L19">
        <text:list-item>
          <text:p text:style-name="P22">Séparation claire <text:span text:style-name="Strong_20_Emphasis">User / Player</text:span> (concept fondamental souvent mal compris)</text:p>
        </text:list-item>
        <text:list-item>
          <text:p text:style-name="P22">Distinction <text:span text:style-name="Strong_20_Emphasis">Game / GameState</text:span> pour préparer le patron <text:span text:style-name="Strong_20_Emphasis">State</text:span></text:p>
        </text:list-item>
        <text:list-item>
          <text:p text:style-name="P22">Traçabilité via <text:span text:style-name="Strong_20_Emphasis">Move</text:span></text:p>
        </text:list-item>
        <text:list-item>
          <text:p text:style-name="P22">Modèle indépendant des couches techniques (MVC, REST, DB)</text:p>
        </text:list-item>
      </text:list>
      <text:p text:style-name="Text_20_body">👉 Ce modèle <text:span text:style-name="Strong_20_Emphasis">respecte parfaitement</text:span> les principes de :</text:p>
      <text:list text:style-name="L20">
        <text:list-item>
          <text:p text:style-name="P23">séparation des responsabilités</text:p>
        </text:list-item>
        <text:list-item>
          <text:p text:style-name="P23">évolutivité</text:p>
        </text:list-item>
        <text:list-item>
          <text:p text:style-name="P23">testabilité</text:p>
        </text:list-item>
        <text:list-item>
          <text:p text:style-name="P23">lisibilité métier</text:p>
        </text:list-item>
      </text:list>
      <text:h text:style-name="Heading_20_2" text:outline-level="2">2.6 Lien avec la suite (sans anticiper)</text:h>
      <text:p text:style-name="Text_20_body">Ce modèle va directement nourrir :</text:p>
      <text:list text:style-name="L21">
        <text:list-item>
          <text:p text:style-name="P24">📌 les <text:span text:style-name="Strong_20_Emphasis">cas d’utilisation</text:span></text:p>
        </text:list-item>
        <text:list-item>
          <text:p text:style-name="P24">📌 les <text:span text:style-name="Strong_20_Emphasis">diagrammes de séquence</text:span></text:p>
        </text:list-item>
        <text:list-item>
          <text:p text:style-name="P24">📌 le <text:span text:style-name="Strong_20_Emphasis">diagramme de classes</text:span></text:p>
        </text:list-item>
        <text:list-item>
          <text:p text:style-name="P24">📌 les <text:span text:style-name="Strong_20_Emphasis">patrons Strategy / State / Observer</text:span>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12:49:34.313470182</meta:creation-date>
    <dc:date>2025-12-24T13:15:00.020093586</dc:date>
    <meta:editing-duration>PT25M27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5" meta:paragraph-count="160" meta:word-count="722" meta:character-count="3896" meta:non-whitespace-character-count="3361"/>
  </office:meta>
</office:document-meta>
</file>